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2f68" officeooo:paragraph-rsid="000f2f68" style:font-weight-asian="bold" style:font-weight-complex="bold"/>
    </style:style>
    <style:style style:name="P2" style:family="paragraph" style:parent-style-name="Standard">
      <style:text-properties fo:font-weight="bold" officeooo:rsid="00121433" officeooo:paragraph-rsid="00121433" style:font-weight-asian="bold" style:font-weight-complex="bold"/>
    </style:style>
    <style:style style:name="P3" style:family="paragraph" style:parent-style-name="Standard">
      <style:text-properties officeooo:rsid="0010b0f1" officeooo:paragraph-rsid="0010b0f1"/>
    </style:style>
    <style:style style:name="P4" style:family="paragraph" style:parent-style-name="Standard">
      <style:text-properties officeooo:rsid="0010b0f1" officeooo:paragraph-rsid="00111364"/>
    </style:style>
    <style:style style:name="P5" style:family="paragraph" style:parent-style-name="Standard">
      <style:text-properties officeooo:rsid="00129cf4" officeooo:paragraph-rsid="00129cf4"/>
    </style:style>
    <style:style style:name="P6" style:family="paragraph" style:parent-style-name="Standard">
      <style:text-properties officeooo:rsid="00156f23" officeooo:paragraph-rsid="00156f23"/>
    </style:style>
    <style:style style:name="P7" style:family="paragraph" style:parent-style-name="Standard">
      <style:text-properties officeooo:rsid="00156f23" officeooo:paragraph-rsid="001745fc"/>
    </style:style>
    <style:style style:name="P8" style:family="paragraph" style:parent-style-name="Standard">
      <style:text-properties fo:color="#009900" officeooo:rsid="0010b0f1" officeooo:paragraph-rsid="00198cb3"/>
    </style:style>
    <style:style style:name="P9" style:family="paragraph" style:parent-style-name="Standard">
      <style:text-properties fo:color="#009900" officeooo:rsid="00129cf4" officeooo:paragraph-rsid="00198cb3"/>
    </style:style>
    <style:style style:name="P10" style:family="paragraph" style:parent-style-name="Standard">
      <style:text-properties fo:color="#009900" officeooo:rsid="00156f23" officeooo:paragraph-rsid="00198cb3"/>
    </style:style>
    <style:style style:name="P11" style:family="paragraph" style:parent-style-name="Standard">
      <style:text-properties fo:color="#009900" officeooo:rsid="001aecab" officeooo:paragraph-rsid="001aecab"/>
    </style:style>
    <style:style style:name="P12" style:family="paragraph" style:parent-style-name="Standard">
      <style:text-properties fo:font-size="13pt" fo:font-weight="bold" officeooo:rsid="00186ade" officeooo:paragraph-rsid="00186ade" style:font-size-asian="13pt" style:font-weight-asian="bold" style:font-size-complex="13pt" style:font-weight-complex="bold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0fe3c8"/>
    </style:style>
    <style:style style:name="T1" style:family="text">
      <style:text-properties officeooo:rsid="000e51e5"/>
    </style:style>
    <style:style style:name="T2" style:family="text">
      <style:text-properties fo:color="#00cc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1364" style:font-weight-asian="bold" style:font-weight-complex="bold"/>
    </style:style>
    <style:style style:name="T5" style:family="text">
      <style:text-properties fo:font-weight="bold" officeooo:rsid="001745fc" style:font-weight-asian="bold" style:font-weight-complex="bold"/>
    </style:style>
    <style:style style:name="T6" style:family="text">
      <style:text-properties fo:font-size="12pt" fo:font-weight="bold" officeooo:rsid="000fe3c8" style:font-size-asian="12pt" style:font-weight-asian="bold" style:font-size-complex="12pt" style:font-weight-complex="bold"/>
    </style:style>
    <style:style style:name="T7" style:family="text">
      <style:text-properties officeooo:rsid="00111364"/>
    </style:style>
    <style:style style:name="T8" style:family="text">
      <style:text-properties officeooo:rsid="00129cf4"/>
    </style:style>
    <style:style style:name="T9" style:family="text">
      <style:text-properties officeooo:rsid="001745fc"/>
    </style:style>
    <style:style style:name="T10" style:family="text">
      <style:text-properties officeooo:rsid="00185d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 <text:s/><text:span text:style-name="T1">Date Picker Code to in HTML: </text:span></text:p>
      <text:p text:style-name="Standard"/>
      <text:p text:style-name="Standard"/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&lt;head&gt;</text:span></text:p>
      <text:p text:style-name="Preformatted_20_Text"><text:span text:style-name="Source_20_Text"><text:s/></text:span><text:span text:style-name="Source_20_Text"><text:span text:style-name="T2"><text:s/>&lt;meta charset="utf-8"&gt;</text:span></text:span></text:p>
      <text:p text:style-name="Preformatted_20_Text"><text:span text:style-name="Source_20_Text"><text:span text:style-name="T2"><text:s text:c="2"/>&lt;meta name="viewport" content="width=device-width, initial-scale=1"&gt;</text:span></text:span></text:p>
      <text:p text:style-name="Preformatted_20_Text"><text:span text:style-name="Source_20_Text"><text:span text:style-name="T2"><text:s text:c="2"/>&lt;title&gt;jQuery UI Datepicker - Default functionality&lt;/title&gt;</text:span></text:span></text:p>
      <text:p text:style-name="Preformatted_20_Text"><text:span text:style-name="Source_20_Text"><text:span text:style-name="T2"><text:s text:c="2"/>&lt;link rel="stylesheet" href="//code.jquery.com/ui/1.12.1/themes/base/jquery-ui.css"&gt;</text:span></text:span></text:p>
      <text:p text:style-name="Preformatted_20_Text"><text:span text:style-name="Source_20_Text"><text:span text:style-name="T2"><text:s text:c="2"/>&lt;link rel="stylesheet" href="/resources/demos/style.css"&gt;</text:span></text:span></text:p>
      <text:p text:style-name="Preformatted_20_Text"><text:span text:style-name="Source_20_Text"><text:span text:style-name="T2"><text:s text:c="2"/>&lt;script src="https://code.jquery.com/jquery-1.12.4.js"&gt;&lt;/script&gt;</text:span></text:span></text:p>
      <text:p text:style-name="Preformatted_20_Text"><text:span text:style-name="Source_20_Text"><text:span text:style-name="T2"><text:s text:c="2"/>&lt;script src="https://code.jquery.com/ui/1.12.1/jquery-ui.js"&gt;&lt;/script&gt;</text:span></text:span></text:p>
      <text:p text:style-name="Preformatted_20_Text"><text:span text:style-name="Source_20_Text"><text:s text:c="2"/>&lt;script&gt;</text:span></text:p>
      <text:p text:style-name="Preformatted_20_Text"><text:span text:style-name="Source_20_Text"><text:s text:c="2"/></text:span><text:span text:style-name="Source_20_Text"><text:span text:style-name="T2">$( function() {</text:span></text:span></text:p>
      <text:p text:style-name="Preformatted_20_Text"><text:span text:style-name="Source_20_Text"><text:span text:style-name="T2"><text:s text:c="4"/>$( "#datepicker" ).datepicker();</text:span></text:span></text:p>
      <text:p text:style-name="Preformatted_20_Text"><text:span text:style-name="Source_20_Text"><text:span text:style-name="T2"><text:s text:c="2"/>} );</text:span></text:span></text:p>
      <text:p text:style-name="Preformatted_20_Text"><text:span text:style-name="Source_20_Text"><text:s text:c="2"/>&lt;/script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/></text:span></text:p>
      <text:p text:style-name="Preformatted_20_Text"><text:span text:style-name="Source_20_Text">&lt;p&gt;Date: &lt;input type="text" </text:span><text:span text:style-name="Source_20_Text"><text:span text:style-name="T2">id="datepicker"</text:span></text:span><text:span text:style-name="Source_20_Text">&gt;&lt;/p&gt; </text:span></text:p>
      <text:p text:style-name="Preformatted_20_Text"><text:span text:style-name="Source_20_Text"><text:s/></text:span></text:p>
      <text:p text:style-name="Preformatted_20_Text"><text:span text:style-name="Source_20_Text">&lt;/body&gt;</text:span></text:p>
      <text:p text:style-name="P13"><text:span text:style-name="Source_20_Text">&lt;/html&gt;</text:span></text:p>
      <text:p text:style-name="P13"/>
      <text:p text:style-name="P14"><text:span text:style-name="Source_20_Text"><text:span text:style-name="T6">2. Java Code to Convert String to TimeStamp:</text:span></text:span></text:p>
      <text:p text:style-name="P3"><text:span text:style-name="T3">1. <text:s/>Retrive the String from textBox:</text:span></text:p>
      <text:p text:style-name="P3"><text:tab/>String created_user_dateTime = request.getParameter("created_user_dateTime");</text:p>
      <text:p text:style-name="P4"><text:span text:style-name="T3">2. </text:span><text:span text:style-name="T4">Choose the date and time fromat:</text:span></text:p>
      <text:p text:style-name="P4"><text:span text:style-name="T7"><text:tab/> SimpleDateFormat <text:s/>date_and_time_formate = new SimpleDateFormat("yyyy-mm-dd <text:tab/><text:tab/>hh:mm:ss"); </text:span></text:p>
      <text:p text:style-name="P2">3. <text:span text:style-name="T8">create data for the selected fromat using parse method of SimpleDateFormat class.</text:span></text:p>
      <text:p text:style-name="P5"><text:tab/><text:tab/>Date parseDate = <text:s/>date_and_time_formate.<text:span text:style-name="T3">parse</text:span>(created_user_dateTime);</text:p>
      <text:p text:style-name="P6">4. <text:span text:style-name="T10">Get tinme and store in the Object of Timestamp.</text:span></text:p>
      <text:p text:style-name="P7"><text:span text:style-name="T9"><text:tab/><text:tab/></text:span><text:bookmark-start text:name="__DdeLink__129_395148924"/><text:span text:style-name="T5">Timestamp</text:span><text:span text:style-name="T9"> </text:span><text:s/><text:span text:style-name="T9">today_date_and_time_created_user = new <text:tab/><text:tab/><text:tab/><text:tab/><text:tab/><text:tab/><text:tab/><text:tab/><text:tab/>Timestamp(parseDate.getTime());</text:span><text:bookmark-end text:name="__DdeLink__129_395148924"/></text:p>
      <text:p text:style-name="P7"/>
      <text:p text:style-name="P12">Example: </text:p>
      <text:p text:style-name="P8">String created_user_dateTime = request.getParameter("created_user_dateTime");</text:p>
      <text:p text:style-name="P8"><text:span text:style-name="T7"><text:s/>SimpleDateFormat <text:s/>date_and_time_formate = new SimpleDateFormat("yyyy-mm-dd <text:tab/><text:tab/>hh:mm:ss"); </text:span></text:p>
      <text:p text:style-name="P9">Date parseDate = <text:s/>date_and_time_formate.<text:span text:style-name="T3">parse</text:span>(created_user_dateTime);</text:p>
      <text:p text:style-name="P10"><text:span text:style-name="T5">Timestamp</text:span><text:span text:style-name="T9"> </text:span><text:s/><text:span text:style-name="T9">today_date_and_time_created_user = new Timestamp(parseDate.getTime());</text:span></text:p>
      <text:p text:style-name="P11"><text:s/>System.out.println("create time inside updated block : <text:s/>"+today_date_and_time_created_user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1:40:28.413753129</meta:creation-date>
    <dc:date>2016-09-29T12:11:49.158047933</dc:date>
    <meta:editing-duration>PT6M41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38" meta:word-count="142" meta:character-count="1666" meta:non-whitespace-character-count="1496"/>
  </office:meta>
</office:document-meta>
</file>